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Imprint MT Shadow" svg:font-family="'Imprint MT Shadow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fo:font-style="italic" style:text-underline-style="none" style:font-size-asian="12pt" style:font-style-asian="italic" style:font-style-complex="italic"/>
    </style:style>
    <style:style style:name="P4" style:family="paragraph" style:parent-style-name="Standard">
      <style:text-properties officeooo:paragraph-rsid="00209b8c"/>
    </style:style>
    <style:style style:name="P5" style:family="paragraph" style:parent-style-name="Standard">
      <style:text-properties fo:font-weight="normal" officeooo:paragraph-rsid="00209b8c" style:font-weight-asian="normal" style:font-weight-complex="normal"/>
    </style:style>
    <style:style style:name="P6" style:family="paragraph" style:parent-style-name="Standard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7" style:family="paragraph" style:parent-style-name="Standard">
      <style:text-properties fo:font-size="14pt" fo:font-weight="normal" officeooo:paragraph-rsid="00209b8c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Imprint MT Shadow" fo:font-size="22pt" fo:font-style="italic" fo:font-weight="bold" style:font-size-asian="22pt" style:font-style-asian="italic" style:font-weight-asian="bold" style:font-style-complex="italic" style:font-weight-complex="bold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1">
      <style:text-properties fo:font-size="12pt" style:font-size-asian="12pt"/>
    </style:style>
    <style:style style:name="P12" style:family="paragraph" style:parent-style-name="List_20_Paragraph" style:list-style-name="WWNum1">
      <style:text-properties fo:font-size="12pt" officeooo:paragraph-rsid="002ff52d" style:font-size-asian="12p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d743e" style:font-size-asian="12pt"/>
    </style:style>
    <style:style style:name="T4" style:family="text">
      <style:text-properties fo:font-size="12pt" officeooo:rsid="002232a7" style:font-size-asian="12pt"/>
    </style:style>
    <style:style style:name="T5" style:family="text">
      <style:text-properties fo:font-size="12pt" officeooo:rsid="00332aa9" style:font-size-asian="12pt"/>
    </style:style>
    <style:style style:name="T6" style:family="text">
      <style:text-properties fo:font-size="12pt" officeooo:rsid="00351868" style:font-size-asian="12pt"/>
    </style:style>
    <style:style style:name="T7" style:family="text">
      <style:text-properties fo:font-size="12pt" officeooo:rsid="003dacba" style:font-size-asian="12pt"/>
    </style:style>
    <style:style style:name="T8" style:family="text">
      <style:text-properties fo:font-size="12pt" officeooo:rsid="003f860b" style:font-size-asian="12pt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officeooo:rsid="001d743e" style:font-size-asian="12pt"/>
    </style:style>
    <style:style style:name="T11" style:family="text">
      <style:text-properties fo:font-size="12pt" fo:font-style="italic" officeooo:rsid="003c8d93" style:font-size-asian="12pt" style:font-style-asian="italic" style:font-style-complex="italic"/>
    </style:style>
    <style:style style:name="T12" style:family="text">
      <style:text-properties fo:font-size="12pt" fo:font-style="normal" style:font-size-asian="12pt" style:font-style-asian="normal" style:font-size-complex="14pt" style:font-style-complex="normal"/>
    </style:style>
    <style:style style:name="T13" style:family="text">
      <style:text-properties fo:font-size="12pt" fo:font-weight="bold" style:font-size-asian="12pt" style:font-weight-asian="bold" style:font-size-complex="18pt"/>
    </style:style>
    <style:style style:name="T14" style:family="text">
      <style:text-properties officeooo:rsid="001e4ece"/>
    </style:style>
    <style:style style:name="T15" style:family="text">
      <style:text-properties officeooo:rsid="001f43f1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1d743e" style:font-weight-asian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1f43f1" style:font-size-asian="16pt" style:font-size-complex="16pt"/>
    </style:style>
    <style:style style:name="T21" style:family="text">
      <style:text-properties fo:font-size="18pt" fo:font-weight="bold" style:font-size-asian="18pt" style:font-weight-asian="bold" style:font-size-complex="18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20f193"/>
    </style:style>
    <style:style style:name="T24" style:family="text">
      <style:text-properties officeooo:rsid="002378dd"/>
    </style:style>
    <style:style style:name="T25" style:family="text">
      <style:text-properties officeooo:rsid="0024b8c0"/>
    </style:style>
    <style:style style:name="T26" style:family="text">
      <style:text-properties officeooo:rsid="00265e6b"/>
    </style:style>
    <style:style style:name="T27" style:family="text">
      <style:text-properties officeooo:rsid="00279491"/>
    </style:style>
    <style:style style:name="T28" style:family="text">
      <style:text-properties officeooo:rsid="002a3a28"/>
    </style:style>
    <style:style style:name="T29" style:family="text">
      <style:text-properties officeooo:rsid="002afa92"/>
    </style:style>
    <style:style style:name="T30" style:family="text">
      <style:text-properties officeooo:rsid="002c86f8"/>
    </style:style>
    <style:style style:name="T31" style:family="text">
      <style:text-properties officeooo:rsid="002ff52d"/>
    </style:style>
    <style:style style:name="T32" style:family="text">
      <style:text-properties officeooo:rsid="0030b3af"/>
    </style:style>
    <style:style style:name="T33" style:family="text">
      <style:text-properties officeooo:rsid="0031586f"/>
    </style:style>
    <style:style style:name="T34" style:family="text">
      <style:text-properties officeooo:rsid="00329cf5"/>
    </style:style>
    <style:style style:name="T35" style:family="text">
      <style:text-properties officeooo:rsid="00332aa9"/>
    </style:style>
    <style:style style:name="T36" style:family="text">
      <style:text-properties officeooo:rsid="0034efaf"/>
    </style:style>
    <style:style style:name="T37" style:family="text">
      <style:text-properties officeooo:rsid="0036a2ff"/>
    </style:style>
    <style:style style:name="T38" style:family="text">
      <style:text-properties officeooo:rsid="003bc477"/>
    </style:style>
    <style:style style:name="T39" style:family="text">
      <style:text-properties officeooo:rsid="003c8d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yvasse, principe et règles</text:p>
      <text:p text:style-name="P1"/>
      <text:p text:style-name="P8"><text:span text:style-name="T18">Mise en place </text:span><text:span text:style-name="T17">:</text:span></text:p>
      <text:p text:style-name="P1"><text:span text:style-name="T24">Le p</text:span>lateau de <text:span text:style-name="T24">jeu est composé de 64 (</text:span>8 x 8<text:span text:style-name="T24">)</text:span> cases, <text:span text:style-name="T24">et est</text:span> séparé en <text:span text:style-name="T24">2</text:span> territoires. Chaque territoire <text:span text:style-name="T24">est composé de 32</text:span> <text:span text:style-name="T24">(</text:span>8 x 4<text:span text:style-name="T24">)</text:span> cases, et ,<text:span text:style-name="T24">lors de la phase de placement, </text:span>un brouillard de guerre empêche <text:span text:style-name="T24">les joueurs de</text:span> voir le territoire ennemi. <text:span text:style-name="T24">En début de partie, c</text:span>haque joueur se voit recevoir des tuiles de terrain <text:span text:style-name="T24">(32 dont 18 avec effets)</text:span>, qui doivent être placées par le joueur pour créer son <text:span text:style-name="T25">propre</text:span> <text:span text:style-name="T25">territoire</text:span>. Les joueurs reçoivent ensuite leurs <text:span text:style-name="T25">pièces (10 différentes)</text:span> qu’ils pourront <text:span text:style-name="T25">placer où ils le souhaitent</text:span> sur leur <text:span text:style-name="T25">territoire</text:span>. Dès que les joueurs ont finis <text:span text:style-name="T27">leur phase de placement</text:span>, le brouillard de guerre se lève et la partie <text:span text:style-name="T26">peut </text:span>commence<text:span text:style-name="T26">r</text:span>.</text:p>
      <text:p text:style-name="P6">Tuiles de terrain :</text:p>
      <text:list xml:id="list820767250603713061" text:style-name="WWNum1">
        <text:list-item>
          <text:p text:style-name="P11">Montagne <text:span text:style-name="T14">(</text:span>x6<text:span text:style-name="T14">)</text:span> : Seuls les Dragons peuvent traverser les montagnes. On ne peut pas placer plus de <text:span text:style-name="T29">2</text:span> montagnes côte <text:span text:style-name="T28">à </text:span>côte (pour éviter de créer des murs infranchissables).</text:p>
          <text:p text:style-name="P11"/>
        </text:list-item>
        <text:list-item>
          <text:p text:style-name="P11">Rivière <text:span text:style-name="T14">(</text:span>x5<text:span text:style-name="T14">)</text:span> : L’eau arrête une unité en déplacement. <text:span text:style-name="T30">De plus, l’unité ne pourra</text:span> pas bouger <text:span text:style-name="T30">au</text:span> tour suivant. <text:span text:style-name="T30">Les trébuchets, catapultes et arbalétriers ne peuvent pas attaquer non plus tant qu’ils sont sur cette tuile.</text:span></text:p>
          <text:p text:style-name="P11"/>
        </text:list-item>
        <text:list-item>
          <text:p text:style-name="P12">Forêt <text:span text:style-name="T14">(</text:span>x6<text:span text:style-name="T14">)</text:span> : La forêt réduit les déplacements de<text:span text:style-name="T31">s</text:span> unités de 1 quand elles entrent dedans. <text:span text:style-name="T31">En plus, les <text:s/>trébuchets, catapultes et arbalétriers voient leurs portées réduites de 1.</text:span></text:p>
          <text:p text:style-name="P11"/>
        </text:list-item>
        <text:list-item>
          <text:p text:style-name="P11"><text:span text:style-name="T32">Herbe</text:span> <text:span text:style-name="T14">(</text:span>x6<text:span text:style-name="T14">)</text:span> : L’<text:span text:style-name="T32">herbe</text:span> n’a pas de propriété particulière.</text:p>
          <text:p text:style-name="P11"/>
        </text:list-item>
        <text:list-item>
          <text:p text:style-name="P11">Forteresse <text:span text:style-name="T14">(</text:span>x1<text:span text:style-name="T14">)</text:span> : Une forteresse <text:span text:style-name="T33">fournit une protection à l’unité qui est dessus</text:span>. Cette unité est protégée et au lieu d’être capturée <text:span text:style-name="T33">par une pièce plus forte (une pièce plus faible ne pouvant attaquée)</text:span>, la forteresse est détruite et son occupant est renvoyé sur la dernière case qu’il a traversé avant d’entrer dans la forteresse. Une <text:span text:style-name="T33">fois que la</text:span> forteresse <text:span text:style-name="T33">à protégée une pièce, elle est</text:span> détruite <text:span text:style-name="T33">et ne peux plus être utilisé de la même manière</text:span>. <text:span text:style-name="T33">L</text:span>a case obtient les propriétés d’une montagne <text:span text:style-name="T33">mais est nommée ruine</text:span>.</text:p>
        </text:list-item>
      </text:list>
      <text:p text:style-name="P1"/>
      <text:p text:style-name="P1"/>
      <text:p text:style-name="P6"><text:soft-page-break/>Unités :</text:p>
      <text:p text:style-name="P1">Chaque <text:span text:style-name="T34">pièce</text:span> possède des propriétés uniques. <text:span text:style-name="T34">Ces pièces</text:span> peuvent se capturer par rang, c’est-à-dire que, sauf propriété spéciale, <text:span text:style-name="T34">c</text:span>haque pièce peut capturer un<text:span text:style-name="T35">e pièce</text:span> de rang inférieur ou égal, ainsi que le roi.</text:p>
      <text:p text:style-name="Standard"><text:span text:style-name="T2">Voici les </text:span><text:span text:style-name="T4">différent</text:span><text:span text:style-name="T5">es pièces</text:span><text:span text:style-name="T2"> triés par </text:span><text:span text:style-name="T4">ordre</text:span><text:span text:style-name="T2"> croissant </text:span><text:span text:style-name="T3">de puissance </text:span><text:span text:style-name="T2">:</text:span></text:p>
      <text:list xml:id="list130402149645827" text:continue-numbering="true" text:style-name="WWNum1">
        <text:list-item>
          <text:p text:style-name="P11"><text:span text:style-name="T22">Péon</text:span> :<text:tab/><text:tab/>Se déplace de 1 case, a 0 de portée.</text:p>
          <text:p text:style-name="P11"/>
        </text:list-item>
        <text:list-item>
          <text:p text:style-name="P11"><text:span text:style-name="T22">Lancier</text:span> :<text:tab/><text:tab/>Se déplace de 1 case, a 0 de portée. Ne peut pas <text:tab/><text:tab/><text:tab/>être capturé par la cavalerie <text:span text:style-name="T36">(légère et lourde)</text:span> <text:span text:style-name="T15">s’</text:span>il <text:tab/><text:tab/><text:tab/>occupe la forteresse.</text:p>
          <text:p text:style-name="P11"/>
        </text:list-item>
        <text:list-item>
          <text:p text:style-name="P11"><text:span text:style-name="T22">Arbalétrier</text:span> :<text:tab/>Se déplace de 1 case, a 1 de portée. Il peut <text:tab/><text:tab/><text:tab/><text:tab/>capturer les dragons.</text:p>
          <text:p text:style-name="P11"/>
        </text:list-item>
        <text:list-item>
          <text:p text:style-name="P11"><text:span text:style-name="T22">Cavalier </text:span><text:span text:style-name="T23">l</text:span><text:span text:style-name="T22">éger</text:span> : <text:tab/>Se déplace de 3 cases, a 0 de portée.</text:p>
          <text:p text:style-name="P11"/>
        </text:list-item>
        <text:list-item>
          <text:p text:style-name="P11"><text:span text:style-name="T22">Cavalier </text:span><text:span text:style-name="T23">l</text:span><text:span text:style-name="T22">ourd</text:span> : <text:tab/>Se déplace de 2 cases, a 0 de portée.</text:p>
          <text:p text:style-name="P11"/>
        </text:list-item>
        <text:list-item>
          <text:p text:style-name="P10"><text:span text:style-name="T10">Éléphant</text:span><text:span text:style-name="T3"> </text:span><text:span text:style-name="T2">: <text:tab/><text:tab/>Se déplace de 1 case, a 0 de portée.</text:span></text:p>
          <text:p text:style-name="P10"><text:span text:style-name="T2"/></text:p>
        </text:list-item>
        <text:list-item>
          <text:p text:style-name="P11"><text:span text:style-name="T22">Catapulte</text:span> : <text:tab/><text:tab/>Se déplace de 1 case, a 2 de portée. Elle peut <text:tab/><text:tab/><text:tab/><text:tab/>capturer les dragons.</text:p>
          <text:p text:style-name="P11"/>
        </text:list-item>
        <text:list-item>
          <text:p text:style-name="P10"><text:span text:style-name="T9">Trébuche</text:span><text:span text:style-name="T10">t</text:span><text:span text:style-name="T3"> </text:span><text:span text:style-name="T2">: <text:tab/>Se déplace de 1 case, a 3 de portée. Il ne peut <text:tab/><text:tab/><text:tab/>attaquer que dans la direction vers laquelle il est <text:tab/><text:tab/><text:tab/>tourné </text:span><text:span text:style-name="T6">(rotation = 1 déplacement)</text:span><text:span text:style-name="T2">. Il peut capturer <text:tab/><text:tab/><text:tab/>les dragons.</text:span></text:p>
          <text:p text:style-name="P10"><text:span text:style-name="T2"/></text:p>
        </text:list-item>
        <text:list-item>
          <text:p text:style-name="P11"><text:span text:style-name="T22">Dragon</text:span> : <text:tab/><text:tab/>Peut se déplacer d’autant de cases qu’il veut <text:tab/><text:tab/><text:tab/><text:tab/>verticalement, horizontalement ou diagonalement, <text:tab/><text:tab/><text:tab/>a 0 de portée. Il est <text:span text:style-name="T37">seulement </text:span>arrêté par le dragon <text:tab/><text:tab/><text:tab/>ennemi. Il <text:span text:style-name="T37">p</text:span>eut se poser sur une montagne, et ne <text:tab/><text:tab/><text:tab/>peut pas attaquer d’unités dans la forêt. </text:p>
          <text:p text:style-name="P11"/>
        </text:list-item>
        <text:list-item>
          <text:p text:style-name="P11"><text:span text:style-name="T22">Roi</text:span> : <text:tab/><text:tab/><text:tab/>Se déplace de 1, a 0 de portée. Il peut capturer <text:tab/><text:tab/><text:tab/>n’importe quelle unité, mais peut être capturé par <text:tab/><text:tab/><text:tab/>toutes également.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13"/></text:p>
      <text:p text:style-name="Standard"><text:soft-page-break/><text:span text:style-name="T21">Règles du jeu : </text:span></text:p>
      <text:p text:style-name="P3"><text:span text:style-name="T19">Mouvement : </text:span></text:p>
      <text:p text:style-name="P1"><text:tab/>Les pions se déplacent et attaquent le même tour. Les mouvements rectiligne, diagonale et <text:span text:style-name="T38">de </text:span>rotation <text:span text:style-name="T38">(</text:span>sur place<text:span text:style-name="T38">)</text:span> comptent pour 1 déplacement. Seul le dragon est obligé de suivre le même axe lors de son déplacement. Les unités sont bloquées entre elles et doivent être contournées ou <text:span text:style-name="T38">capturés</text:span> pour continuer.</text:p>
      <text:p text:style-name="P3"><text:span text:style-name="T19"/></text:p>
      <text:p text:style-name="P3"><text:span text:style-name="T19">Combat : </text:span></text:p>
      <text:p text:style-name="P1">Lorsqu’une unité est à portée d’attaque, elle peut être détruite <text:span text:style-name="T39">(si elle est de rang inférieur ou égal)</text:span>. La capture d’une unité clos le tour du joueur.</text:p>
      <text:p text:style-name="P7"><text:span text:style-name="T16"><text:tab/>Mêlée :</text:span> </text:p>
      <text:p text:style-name="P4"><text:span text:style-name="T2"><text:tab/><text:tab/>Pour capturer une pièce ennemie, il faut qu’elle soit capturable (cf. </text:span><text:span text:style-name="T11">Unités</text:span><text:span text:style-name="T2">). </text:span><text:span text:style-name="T7">Un</text:span><text:span text:style-name="T2">e </text:span><text:span text:style-name="T7">fois la pièce capturés, la pièce attaquante doit</text:span><text:span text:style-name="T2"> se placer sur la case qu</text:span><text:span text:style-name="T7">e la pièce capturée occupait</text:span><text:span text:style-name="T2">.</text:span></text:p>
      <text:p text:style-name="P4"><text:span text:style-name="T2"><text:tab/></text:span></text:p>
      <text:p text:style-name="P5"><text:span text:style-name="T12"><text:tab/></text:span><text:span text:style-name="T1">Distance :</text:span><text:span text:style-name="T2"> </text:span></text:p>
      <text:p text:style-name="P4"><text:span text:style-name="T2"><text:tab/><text:tab/>Pour capturer une unité ennemie, il faut qu’elle soit à portée de capture. </text:span><text:span text:style-name="T8">A la suite de la capture, la pièce attaquante ne prend donc pas la place de la pièce capturée.</text:span></text:p>
      <text:p text:style-name="P3"><text:span text:style-name="T20"/></text:p>
      <text:p text:style-name="P3"><text:span text:style-name="T20">Condition de victoire</text:span><text:span text:style-name="T19"> : </text:span><text:bookmark text:name="_GoBack"/></text:p>
      <text:p text:style-name="P1">La partie se termine lorsqu’un des deux Rois est captur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Imprint MT Shadow" svg:font-family="'Imprint MT Shadow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i Chaud</meta:initial-creator>
    <meta:editing-cycles>32</meta:editing-cycles>
    <meta:creation-date>2016-10-10T15:16:00</meta:creation-date>
    <dc:date>2016-10-12T13:04:00.524602492</dc:date>
    <meta:editing-duration>PT4H25M55S</meta:editing-duration>
    <meta:generator>LibreOffice/5.1.4.2$Linux_X86_64 LibreOffice_project/10m0$Build-2</meta:generator>
    <meta:document-statistic meta:table-count="0" meta:image-count="0" meta:object-count="0" meta:page-count="3" meta:paragraph-count="47" meta:word-count="761" meta:character-count="4222" meta:non-whitespace-character-count="34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